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3631" officeooo:paragraph-rsid="00023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 basic</text:p>
      <text:p text:style-name="P1">linux directory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6:46:33.761275621</meta:creation-date>
    <dc:date>2023-03-02T16:49:17.302999641</dc:date>
    <meta:editing-duration>PT2M44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21"/>
    <meta:generator>LibreOffice/7.3.7.2$Linux_X86_64 LibreOffice_project/30$Build-2</meta:generator>
  </office:meta>
</office:document-meta>
</file>